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d6edd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text-properties officeooo:paragraph-rsid="1033ae2c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fb7a3a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1" style:family="text">
      <style:text-properties fo:language="en" fo:country="GB"/>
    </style:style>
    <style:style style:name="T19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3" style:family="text">
      <style:text-properties fo:language="en" fo:country="GB" officeooo:rsid="0f28d107"/>
    </style:style>
    <style:style style:name="T194" style:family="text">
      <style:text-properties fo:language="en" fo:country="GB" officeooo:rsid="0ff024dc"/>
    </style:style>
    <style:style style:name="T195" style:family="text">
      <style:text-properties officeooo:rsid="0fad59bb"/>
    </style:style>
    <style:style style:name="T19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4"><text:span text:style-name="Strong_20_Emphasis"><text:span text:style-name="T81">Checklist for installing </text:span></text:span><text:span text:style-name="Strong_20_Emphasis"><text:span text:style-name="T81"><text:user-field-get text:name="Distro">Ubuntu</text:user-field-get></text:span></text:span><text:span text:style-name="Strong_20_Emphasis"><text:span text:style-name="T81"><text:s/></text:span></text:span><text:span text:style-name="Strong_20_Emphasis"><text:span text:style-name="T82"><text:user-field-get text:name="Version">24.04</text:user-field-get></text:span></text:span><text:span text:style-name="Strong_20_Emphasis"><text:span text:style-name="T83"><text:note text:id="ftn1" text:note-class="footnote"><text:note-citation>1</text:note-citation><text:note-body><text:p text:style-name="P69"><text:span text:style-name="T197">This </text:span><text:span text:style-name="Strong_20_Emphasis"><text:span text:style-name="T199"><text:user-field-get text:name="Distro">Ubuntu</text:user-field-get></text:span></text:span><text:span text:style-name="T198"><text:s/></text:span><text:span text:style-name="T200"><text:user-field-get text:name="Version">24.04</text:user-field-get></text:span><text:span text:style-name="T200"><text:s/></text:span><text:span text:style-name="Strong_20_Emphasis"><text:span text:style-name="T201"><text:user-field-get text:name="Edition">Server</text:user-field-get></text:span></text:span><text:span text:style-name="T197"><text:s/>(codename noble) from April </text:span><text:span text:style-name="Strong_20_Emphasis"><text:span text:style-name="T202"><text:user-field-get text:name="Releaseyear">2024</text:user-field-get></text:span></text:span><text:span text:style-name="T19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4"><text:s/></text:span></text:span><text:span text:style-name="Strong_20_Emphasis"><text:span text:style-name="T85"><text:user-field-get text:name="Edition">Server</text:user-field-get></text:span></text:span><text:span text:style-name="Strong_20_Emphasis"><text:span text:style-name="T86">.</text:span></text:span></text:p>
      <text:p text:style-name="P27"><text:span text:style-name="Strong_20_Emphasis"><text:span text:style-name="T56"/></text:span></text:p>
      <text:p text:style-name="P27"><text:span text:style-name="Strong_20_Emphasis"><text:span text:style-name="T141">This is a fillable PDF, no printing required.</text:span></text:span></text:p>
      <text:p text:style-name="P28"><text:span text:style-name="Strong_20_Emphasis"><text:span text:style-name="T79"/></text:span></text:p>
      <text:p text:style-name="P15"><text:span text:style-name="T95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5"> behind the </text:span><text:span text:style-name="T110">underlined</text:span><text:span text:style-name="T96"> </text:span><text:span text:style-name="T95">words, see [explanation]:</text:span></text:p>
      <text:p text:style-name="P16"><text:span text:style-name="Definition"><text:span text:style-name="T192">user</text:span></text:span><text:span text:style-name="T142"><text:tab/><text:tab/></text:span><text:span text:style-name="T152"> <text:tab/><text:tab/><text:tab/> </text:span><text:span text:style-name="T143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3"><text:s text:c="2"/></text:span><text:span text:style-name="T144">[</text:span><text:span text:style-name="T150">F</text:span><text:span text:style-name="T145">ull </text:span><text:span text:style-name="T153">na</text:span><text:span text:style-name="T155">me,</text:span><text:span text:style-name="T153"> </text:span><text:span text:style-name="T155">e.g.</text:span><text:span text:style-name="T153"> </text:span><text:span text:style-name="T154">J</text:span><text:span text:style-name="T160">ohn Doe</text:span><text:span text:style-name="T159">]</text:span></text:p>
      <text:p text:style-name="P67"><text:span text:style-name="Definition"><text:span text:style-name="T158">USER</text:span></text:span><text:span text:style-name="Definition"><text:span text:style-name="T191">na</text:span></text:span><text:span text:style-name="Definition"><text:span text:style-name="T193">me</text:span></text:span><text:span text:style-name="T157"><text:tab/><text:tab/><text:tab/> </text:span><text:span text:style-name="T157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57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90">j</text:span><text:span text:style-name="T92">oh</text:span><text:span text:style-name="T90">n</text:span><text:span text:style-name="T91">]</text:span></text:p>
      <text:p text:style-name="P16"><text:span text:style-name="Definition"><text:span text:style-name="T194">serv</text:span></text:span><text:span text:style-name="Definition"><text:span text:style-name="T191">ERNA</text:span></text:span><text:span text:style-name="Definition"><text:span text:style-name="T193">me</text:span></text:span><text:span text:style-name="T161"><text:tab/> <text:tab/> </text:span><text:span text:style-name="T191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1"><text:s text:c="2"/></text:span><text:span text:style-name="T162">[</text:span><text:span text:style-name="T168">N</text:span><text:span text:style-name="T163">a</text:span><text:span text:style-name="T167">me of the</text:span><text:span text:style-name="T163"> </text:span><text:span text:style-name="T169">server</text:span><text:span text:style-name="T164">, </text:span><text:span text:style-name="T167">e.g.</text:span><text:span text:style-name="T165"> </text:span><text:span text:style-name="T169">sv</text:span><text:span text:style-name="T166">02</text:span><text:span text:style-name="T162">]</text:span></text:p>
      <text:p text:style-name="P16"><text:span text:style-name="Definition"><text:span text:style-name="T171">USER</text:span></text:span><text:span text:style-name="T170"><text:tab/><text:tab/></text:span><text:span text:style-name="T152"> <text:tab/><text:tab/><text:tab/> </text:span><text:span text:style-name="T143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3"><text:s text:c="2"/></text:span><text:span text:style-name="T144">[</text:span><text:span text:style-name="T150">F</text:span><text:span text:style-name="T146">ull </text:span><text:span text:style-name="T147">na</text:span><text:span text:style-name="T148">me</text:span><text:span text:style-name="T147"> possibly </text:span><text:span text:style-name="T151">2</text:span><text:span text:style-name="T184">nd</text:span><text:span text:style-name="T151"> </text:span><text:span text:style-name="T149">user</text:span><text:span text:style-name="T156">]</text:span></text:p>
      <text:p text:style-name="P67"><text:span text:style-name="Definition"><text:span text:style-name="T171">USERN</text:span></text:span><text:span text:style-name="Definition"><text:span text:style-name="T172">a</text:span></text:span><text:span text:style-name="Definition"><text:span text:style-name="T173">me</text:span></text:span><text:span text:style-name="Definition"><text:span text:style-name="T178"><text:tab/><text:tab/><text:tab/> </text:span></text:span><text:span text:style-name="T157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57"><text:s text:c="2"/></text:span><text:span text:style-name="T175">[</text:span><text:span text:style-name="T177">U</text:span><text:span text:style-name="T176">ser</text:span><text:span text:style-name="T174"> </text:span><text:span text:style-name="T180">na</text:span><text:span text:style-name="T181">me</text:span><text:span text:style-name="T180"> possibly </text:span><text:span text:style-name="T183">2</text:span><text:span text:style-name="T185">nd</text:span><text:span text:style-name="T183"> </text:span><text:span text:style-name="T182">user</text:span><text:span text:style-name="T179">]</text:span></text:p>
      <text:p text:style-name="P16"><text:span text:style-name="T93">Replace the </text:span><text:span text:style-name="T109">underlined</text:span><text:span text:style-name="T93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3">.</text:span></text:p>
      <text:p text:style-name="P46"/>
      <text:p text:style-name="P46"/>
      <text:p text:style-name="P17"><text:span text:style-name="T107">Not yet on Linux?</text:span><text:span text:style-name="T98"><text:tab/></text:span><text:span text:style-name="Strong_20_Emphasis"><text:span text:style-name="T40"><draw:control text:anchor-type="as-char" draw:z-index="14" draw:name="Vorm3" draw:style-name="gr1" draw:text-style-name="P81" svg:width="0.35cm" svg:height="0.35cm" draw:control="control13"/></text:span></text:span><text:span text:style-name="T102"><text:tab/></text:span><text:span text:style-name="T103">Use</text:span><text:span text:style-name="T99"> </text:span><text:span text:style-name="Strong_20_Emphasis"><text:span text:style-name="T111">Checklist </text:span></text:span><text:span text:style-name="Strong_20_Emphasis"><text:span text:style-name="T112">transfer</text:span></text:span><text:span text:style-name="T99"> o</text:span><text:span text:style-name="T100">n</text:span><text:span text:style-name="T9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1"> </text:span><text:span text:style-name="T100">u</text:span><text:span text:style-name="T101">nder </text:span><text:span text:style-name="T108">Linux</text:span><text:span text:style-name="T94">.</text:span></text:p>
      <text:p text:style-name="P17"><text:span text:style-name="T105">New installation?</text:span><text:span text:style-name="T94"><text:tab/><text:tab/></text:span><text:span text:style-name="Strong_20_Emphasis"><text:span text:style-name="T40"><draw:control text:anchor-type="as-char" draw:z-index="15" draw:name="Vorm 2" draw:style-name="gr1" draw:text-style-name="P81" svg:width="0.35cm" svg:height="0.35cm" draw:control="control14"/></text:span></text:span><text:span text:style-name="T104"><text:tab/>Start at chapter</text:span><text:span text:style-name="T94"> </text:span><text:span text:style-name="T105"><text:bookmark-ref text:reference-format="page" text:ref-name="__RefNumPara__4009_1271708128">2</text:bookmark-ref></text:span><text:span text:style-name="T94"><text:s text:c="2"/></text:span><text:span text:style-name="T106"><text:bookmark-ref text:reference-format="text" text:ref-name="__RefNumPara__4009_1271708128">Perform installation</text:bookmark-ref></text:span><text:span text:style-name="T97">.</text:span></text:p>
      <text:p text:style-name="P31"/>
      <text:p text:style-name="P31"/>
      <text:list text:style-name="L1">
        <text:list-item>
          <text:p text:style-name="P78"><text:bookmark-start text:name="__RefNumPara__4083_1271708128"/>Prepar<text:span text:style-name="T195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9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9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58">Login any additional </text:span></text:span><text:span text:style-name="Definition"><text:span text:style-name="T190">USER</text:span></text:span><text:span text:style-name="User_20_Entry"><text:span text:style-name="T63">s</text:span></text:span><text:span text:style-name="User_20_Entry"><text:span text:style-name="T68"> </text:span></text:span><text:span text:style-name="User_20_Entry"><text:span text:style-name="T5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0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86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4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57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7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0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80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4">1 <text:s/>Prepar</text:span></text:span><text:span text:style-name="Strong_20_Emphasis"><text:span text:style-name="T45">e</text:span></text:span><text:span text:style-name="Strong_20_Emphasis"><text:span text:style-name="T44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40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5"><text:span text:style-name="T114">Boot the computer from</text:span><text:span text:style-name="T118"><text:note text:id="ftn3" text:note-class="footnote"><text:note-citation>1</text:note-citation><text:note-body><text:p text:style-name="P3"><text:span text:style-name="T69">Boot menu/Setup via one of the </text:span><text:span text:style-name="T70">f</text:span><text:span text:style-name="T69">requently used keys:</text:span> <text:span text:style-name="T196">Esc</text:span>, <text:span text:style-name="T196">Delete</text:span>, <text:span text:style-name="T196">F1</text:span>, <text:span text:style-name="T196">F2</text:span>, <text:span text:style-name="T196">F9</text:span>, <text:span text:style-name="T196">F10</text:span>, <text:span text:style-name="T196">F11</text:span>, <text:span text:style-name="T211">or </text:span><text:span text:style-name="T196">F12</text:span>.</text:p></text:note-body></text:note></text:span><text:span text:style-name="T114"> an</text:span><text:span text:style-name="T116"> </text:span><text:span text:style-name="Strong_20_Emphasis"><text:span text:style-name="T88"><text:user-field-get text:name="Distro">Ubuntu</text:user-field-get></text:span></text:span><text:span text:style-name="T117"><text:s/></text:span><text:span text:style-name="T89"><text:user-field-get text:name="Version">24.04</text:user-field-get></text:span><text:span text:style-name="T53"><text:s/></text:span><text:span text:style-name="T53"><text:user-field-get text:name="Edition">Server</text:user-field-get></text:span><text:span text:style-name="T53"><text:s/>Live</text:span><text:span text:style-name="T53"><text:note text:id="ftn4" text:note-class="footnote"><text:note-citation>2</text:note-citation><text:note-body><text:p text:style-name="P64"><text:span text:style-name="T16">From a Live USB stick you can boot and work with </text:span><text:span text:style-name="Strong_20_Emphasis"><text:span text:style-name="T119"><text:user-field-get text:name="Distro">Ubuntu</text:user-field-get></text:span></text:span><text:span text:style-name="Strong_20_Emphasis"><text:span text:style-name="T119"><text:s/></text:span></text:span><text:span text:style-name="T16">without modifying any files on the hard drive and also allows installation of </text:span><text:span text:style-name="Strong_20_Emphasis"><text:span text:style-name="T119"><text:user-field-get text:name="Distro">Ubuntu</text:user-field-get></text:span></text:span><text:span text:style-name="Strong_20_Emphasis"><text:span text:style-name="T119">.</text:span></text:span></text:p></text:note-body></text:note></text:span><text:span text:style-name="T114"> USB stick</text:span><text:span text:style-name="T54"><text:note text:id="ftn5" text:note-class="footnote"><text:note-citation>3</text:note-citation><text:note-body><text:p text:style-name="P68"><text:span text:style-name="Strong_20_Emphasis"><text:span text:style-name="T59">Create a bootable USB stick:<text:line-break/>Download a </text:span></text:span><text:span text:style-name="Strong_20_Emphasis"><text:span text:style-name="T64"><text:user-field-get text:name="Distro">Ubuntu</text:user-field-get></text:span></text:span><text:span text:style-name="Strong_20_Emphasis"><text:span text:style-name="T64"><text:s/></text:span></text:span><text:span text:style-name="Strong_20_Emphasis"><text:span text:style-name="T64"><text:user-field-get text:name="Edition">Server</text:user-field-get></text:span></text:span><text:span text:style-name="Strong_20_Emphasis"><text:span text:style-name="T62"><text:s/></text:span></text:span><text:span text:style-name="Strong_20_Emphasis"><text:span text:style-name="T64"><text:user-field-get text:name="Version">24.04</text:user-field-get></text:span></text:span><text:span text:style-name="Strong_20_Emphasis"><text:span text:style-name="T64"><text:s/></text:span></text:span><text:span text:style-name="Strong_20_Emphasis"><text:span text:style-name="T65">LTS </text:span></text:span><text:span text:style-name="Strong_20_Emphasis"><text:span text:style-name="T5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7">ubuntu.com/download</text:span></text:span></text:a><text:span text:style-name="Strong_20_Emphasis"><text:span text:style-name="T60">.</text:span></text:span></text:p><text:p text:style-name="P66"><text:span text:style-name="Strong_20_Emphasis"><text:span text:style-name="T59"><text:tab/></text:span></text:span><text:span text:style-name="Strong_20_Emphasis"><text:span text:style-name="T61">The next steps are described in </text:span></text:span><text:span text:style-name="Strong_20_Emphasis"><text:span text:style-name="T66">Linux informati</text:span></text:span><text:span text:style-name="Strong_20_Emphasis"><text:span text:style-name="T67">on</text:span></text:span><text:span text:style-name="Strong_20_Emphasis"><text:span text:style-name="T6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8">karelzimmer.nl/en</text:span></text:span></text:a><text:span text:style-name="Strong_20_Emphasis"><text:span text:style-name="T61">, under </text:span></text:span><text:span text:style-name="Strong_20_Emphasis"><text:span text:style-name="T66">Linux</text:span></text:span><text:span text:style-name="Strong_20_Emphasis"><text:span text:style-name="T61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1"> </text:span></text:span><text:span text:style-name="Strong_20_Emphasis"><text:span text:style-name="T47">Try or I</text:span></text:span><text:span text:style-name="Strong_20_Emphasis"><text:span text:style-name="T48">n</text:span></text:span><text:span text:style-name="Strong_20_Emphasis"><text:span text:style-name="T49">stall Ubuntu </text:span></text:span><text:span text:style-name="Strong_20_Emphasis"><text:span text:style-name="T50">Server</text:span></text:span><text:span text:style-name="T115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3">Follow the instructions on the </text:span></text:span><text:span text:style-name="Strong_20_Emphasis"><text:span text:style-name="T74">installation </text:span></text:span><text:span text:style-name="Strong_20_Emphasis"><text:span text:style-name="T73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1">At</text:span><text:span text:style-name="T130"> </text:span><text:span text:style-name="Strong_20_Emphasis"><text:span text:style-name="T132">Profile setup</text:span></text:span><text:span text:style-name="Strong_20_Emphasis"><text:span text:style-name="T125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3">Enter</text:span><text:span text:style-name="T134"> </text:span><text:span text:style-name="Strong_20_Emphasis"><text:span text:style-name="T132">Your</text:span></text:span><text:span text:style-name="Strong_20_Emphasis"><text:span text:style-name="T135"> n</text:span></text:span><text:span text:style-name="Strong_20_Emphasis"><text:span text:style-name="T136">a</text:span></text:span><text:span text:style-name="Strong_20_Emphasis"><text:span text:style-name="T132">me</text:span></text:span><text:span text:style-name="Strong_20_Emphasis"><text:span text:style-name="T126"> </text:span></text:span><text:span text:style-name="Definition"><text:span text:style-name="T13">user</text:span></text:span><text:span text:style-name="Strong_20_Emphasis"><text:span text:style-name="T127">, <text:line-break/></text:span></text:span><text:span text:style-name="Strong_20_Emphasis"><text:span text:style-name="T132">Your server</text:span></text:span><text:span text:style-name="Strong_20_Emphasis"><text:span text:style-name="T139">'</text:span></text:span><text:span text:style-name="Strong_20_Emphasis"><text:span text:style-name="T140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6">,<text:line-break/></text:span></text:span><text:span text:style-name="Strong_20_Emphasis"><text:span text:style-name="T137">Pick a username</text:span></text:span><text:span text:style-name="Strong_20_Emphasis"><text:span text:style-name="T126"> </text:span></text:span><text:span text:style-name="Definition"><text:span text:style-name="T13">username</text:span></text:span><text:span text:style-name="Strong_20_Emphasis"><text:span text:style-name="T126">, </text:span></text:span><text:span text:style-name="Strong_20_Emphasis"><text:span text:style-name="T128">and</text:span></text:span><text:span text:style-name="Strong_20_Emphasis"><text:span text:style-name="T126"><text:line-break/></text:span></text:span><text:span text:style-name="Strong_20_Emphasis"><text:span text:style-name="T129">enter a </text:span></text:span><text:span text:style-name="Strong_20_Emphasis"><text:span text:style-name="T138">password</text:span></text:span><text:span text:style-name="Strong_20_Emphasis"><text:span text:style-name="T129"> twice</text:span></text:span><text:span text:style-name="Strong_20_Emphasis"><text:span text:style-name="T124">.</text:span></text:span></text:p>
          </table:table-cell>
        </table:table-row>
      </table:table>
      <text:p text:style-name="P70"><text:span text:style-name="Strong_20_Emphasis"><text:span text:style-name="T42"><text:line-break/></text:span></text:span></text:p>
      <text:list text:continue-numbering="true" text:style-name="L1">
        <text:list-item>
          <text:p text:style-name="P75"><text:span text:style-name="Strong_20_Emphasis"><text:span text:style-name="T52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40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43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40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86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57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0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80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1">3</text:span></text:span><text:span text:style-name="Strong_20_Emphasis"><text:span text:style-name="T75"> <text:s/></text:span></text:span><text:span text:style-name="Strong_20_Emphasis"><text:span text:style-name="T76">Finish installatio</text:span></text:span><text:span text:style-name="Strong_20_Emphasis"><text:span text:style-name="T77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6"><text:span text:style-name="Strong_20_Emphasis"><text:span text:style-name="T113">P</text:span></text:span><text:span text:style-name="Strong_20_Emphasis"><text:span text:style-name="T46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40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40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2">Login any additional </text:span></text:span><text:span text:style-name="Definition"><text:span text:style-name="T189">USER</text:span></text:span><text:span text:style-name="User_20_Entry"><text:span text:style-name="T71">s </text:span></text:span><text:span text:style-name="User_20_Entry"><text:span text:style-name="T72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57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57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0">kz menu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77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1">4 <text:s/></text:span></text:span><text:span text:style-name="Strong_20_Emphasis"><text:span text:style-name="T46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22">End of checklist,</text:span><text:span text:style-name="T123"> </text:span><text:span text:style-name="Strong_20_Emphasis"><text:span text:style-name="T87"><text:user-field-get text:name="Distro">Ubuntu</text:user-field-get></text:span></text:span><text:span text:style-name="T121"><text:s/></text:span><text:span text:style-name="T120"><text:user-field-get text:name="Version">24.04</text:user-field-get></text:span><text:span text:style-name="T120"><text:s/></text:span><text:span text:style-name="Strong_20_Emphasis"><text:span text:style-name="T55"><text:user-field-get text:name="Edition">Server</text:user-field-get></text:span></text:span><text:span text:style-name="Strong_20_Emphasis"><text:span text:style-name="T55"><text:s/></text:span></text:span><text:span text:style-name="T122">installation is complete.</text:span></text:p>
      <text:p text:style-name="P24"/>
      <text:p text:style-name="P18"><text:span text:style-name="Emphasis"><text:span text:style-name="T203">Written</text:span></text:span><text:span text:style-name="Emphasis"><text:span text:style-name="T204"> </text:span></text:span><text:span text:style-name="Emphasis"><text:span text:style-name="T203">by</text:span></text:span><text:span text:style-name="Emphasis"><text:span text:style-name="T20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5">.</text:span></text:span></text:p>
      <text:p text:style-name="P19"><text:span text:style-name="Emphasis"><text:span text:style-name="T207">C</text:span></text:span><text:span text:style-name="Emphasis"><text:span text:style-name="T208">C0</text:span></text:span><text:span text:style-name="Emphasis"><text:span text:style-name="T205"> 1.0 </text:span></text:span><text:span text:style-name="Emphasis"><text:span text:style-name="T206">Universal</text:span></text:span><text:span text:style-name="Emphasis"><text:span text:style-name="T209"> </text:span></text:span><text:span text:style-name="Emphasis"><text:span text:style-name="T20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9"><text:s/></text:span></text:span><text:span text:style-name="Emphasis"><text:span text:style-name="T20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23T19:17:52.273145453">2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17:52.139806261</dc:date>
    <meta:keyword>Installatie</meta:keyword>
    <meta:keyword>Checklist</meta:keyword>
    <meta:keyword>Linux</meta:keyword>
    <meta:editing-cycles>6906</meta:editing-cycles>
    <meta:editing-duration>P12DT3H23M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9" meta:character-count="2360" meta:non-whitespace-character-count="1987"/>
    <meta:user-defined meta:name="Info 1"/>
    <meta:user-defined meta:name="Info 2"/>
    <meta:user-defined meta:name="Info 3"/>
    <meta:user-defined meta:name="Info 4"/>
  </office:meta>
</office:document-meta>
</file>